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start-width="0.3cm" draw:marker-end="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2.269cm" svg:y="2.269cm">
          <text:p text:style-name="P1"><text:span text:style-name="T1">GUI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09cm" svg:y1="4.809cm" svg:x2="6.11cm" svg:y2="6.08cm">
          <text:p/>
        </draw:line>
        <draw:custom-shape draw:style-name="gr1" draw:text-style-name="P1" draw:layer="layout" svg:width="5.08cm" svg:height="2.54cm" svg:x="4.768cm" svg:y="6.068cm">
          <text:p text:style-name="P1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8.62cm" svg:x2="6.08cm" svg:y2="9.382cm">
          <text:p/>
        </draw:line>
        <draw:custom-shape draw:style-name="gr1" draw:text-style-name="P3" draw:layer="layout" svg:width="5.08cm" svg:height="2.54cm" svg:x="2.267cm" svg:y="9.367cm">
          <text:p text:style-name="P2"><text:span text:style-name="T1">Data Model / OR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39cm" svg:y1="4.809cm" svg:x2="3.54cm" svg:y2="9.382cm">
          <text:p/>
        </draw:line>
        <draw:custom-shape draw:style-name="gr3" draw:text-style-name="P1" draw:layer="layout" svg:width="5.08cm" svg:height="2.51cm" svg:x="2.269cm" svg:y="13.17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09cm" svg:y1="11.909cm" svg:x2="4.809cm" svg:y2="13.179cm">
          <text:p/>
        </draw:line>
        <draw:custom-shape draw:style-name="gr1" draw:text-style-name="P1" draw:layer="layout" svg:width="1.651cm" svg:height="1.883cm" svg:x="4.047cm" svg:y="13.555cm">
          <text:p text:style-name="P2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2" draw:layer="layout" svg:x1="2.016cm" svg:y1="5.445cm" svg:x2="14.97cm" svg:y2="5.445cm">
          <text:p/>
        </draw:line>
        <draw:line draw:style-name="gr4" draw:text-style-name="P2" draw:layer="layout" svg:x1="2.016cm" svg:y1="12.557cm" svg:x2="14.97cm" svg:y2="12.557cm">
          <text:p/>
        </draw:line>
        <draw:frame draw:style-name="gr5" draw:text-style-name="P4" draw:layer="layout" svg:width="3.444cm" svg:height="1.005cm" svg:x="10.646cm" svg:y="2.905cm">
          <draw:text-box>
            <text:p text:style-name="P4"><text:span text:style-name="T2">Presentation Tier</text:span></text:p>
          </draw:text-box>
        </draw:frame>
        <draw:frame draw:style-name="gr6" draw:text-style-name="P4" draw:layer="layout" svg:width="2.187cm" svg:height="0.683cm" svg:x="10.652cm" svg:y="8.62cm">
          <draw:text-box>
            <text:p text:style-name="P4"><text:span text:style-name="T2">Logic Tier</text:span></text:p>
          </draw:text-box>
        </draw:frame>
        <draw:frame draw:style-name="gr7" draw:text-style-name="P4" draw:layer="layout" svg:width="2.081cm" svg:height="0.889cm" svg:x="10.646cm" svg:y="13.962cm">
          <draw:text-box>
            <text:p text:style-name="P4"><text:span text:style-name="T2">Data Ti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1-14T14:53:12</dc:date>
    <dc:creator>vv </dc:creator>
    <meta:editing-duration>PT36M34S</meta:editing-duration>
    <meta:editing-cycles>11</meta:editing-cycles>
    <meta:generator>LibreOffice/3.5$Linux_x86 LibreOffice_project/350m1$Build-2</meta:generator>
    <meta:document-statistic meta:object-count="14"/>
  </office:meta>
</office:document-meta>
</file>